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Helvetica Neue" svg:font-family="'Helvetica Neue', Helvetica, 'Segoe UI', Arial, freesans, sans-serif"/>
    <style:font-face style:name="Menlo" svg:font-family="Menlo, Monaco, 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Heading_20_2">
      <style:paragraph-properties fo:margin-left="0cm" fo:margin-right="0cm" fo:margin-top="0cm" fo:margin-bottom="0.441cm" loext:contextual-spacing="false" fo:line-height="120%" fo:orphans="2" fo:widows="2" fo:text-indent="0cm" style:auto-text-indent="false"/>
      <style:text-properties fo:font-variant="normal" fo:text-transform="none" fo:color="#000000" style:font-name="Helvetica Neue" fo:letter-spacing="normal" fo:font-style="normal" fo:font-weight="bold"/>
    </style:style>
    <style:style style:name="P2" style:family="paragraph" style:parent-style-name="Heading_20_1">
      <style:text-properties fo:font-variant="normal" fo:text-transform="none" fo:color="#000000" style:font-name="Helvetica Neue" fo:letter-spacing="normal" fo:font-style="normal" fo:font-weight="bold"/>
    </style:style>
    <style:style style:name="P3" style:family="paragraph" style:parent-style-name="Preformatted_20_Text" style:list-style-name="L2">
      <loext:graphic-properties draw:fill="solid" draw:fill-color="#f5f5f5" draw:opacity="100%"/>
      <style:paragraph-properties fo:margin-left="0cm" fo:margin-right="0cm" fo:margin-top="0cm" fo:margin-bottom="0cm" loext:contextual-spacing="false" fo:line-height="140%" fo:text-align="start" style:justify-single-word="false" fo:orphans="2" fo:widows="2" fo:text-indent="0cm" style:auto-text-indent="false" fo:background-color="#f5f5f5" fo:padding="0cm" fo:border="none"/>
    </style:style>
    <style:style style:name="P4" style:family="paragraph" style:parent-style-name="Text_20_body">
      <style:text-properties fo:font-variant="normal" fo:text-transform="none" fo:color="#000000" style:font-name="Helvetica Neue" fo:letter-spacing="normal" fo:font-style="normal" fo:font-weight="bold"/>
    </style:style>
    <style:style style:name="P5" style:family="paragraph" style:parent-style-name="Text_20_body" style:list-style-name="L1">
      <style:paragraph-properties fo:margin-top="0cm" fo:margin-bottom="0cm" loext:contextual-spacing="false" fo:orphans="2" fo:widows="2"/>
      <style:text-properties fo:font-variant="normal" fo:text-transform="none" fo:color="#333333" style:font-name="Helvetica Neue" fo:font-size="10pt" fo:letter-spacing="normal" fo:font-style="normal" fo:font-weight="normal" style:font-size-asian="10pt" style:font-size-complex="10pt"/>
    </style:style>
    <style:style style:name="P6" style:family="paragraph" style:parent-style-name="Text_20_body" style:list-style-name="L2">
      <style:paragraph-properties fo:margin-top="0cm" fo:margin-bottom="0cm" loext:contextual-spacing="false" fo:orphans="2" fo:widows="2"/>
      <style:text-properties fo:font-variant="normal" fo:text-transform="none" fo:color="#333333" style:font-name="Helvetica Neue" fo:font-size="10pt" fo:letter-spacing="normal" fo:font-style="normal" fo:font-weight="normal" style:font-size-asian="10pt" style:font-size-complex="10pt"/>
    </style:style>
    <style:style style:name="P7" style:family="paragraph" style:parent-style-name="Text_20_body" style:list-style-name="L3">
      <style:paragraph-properties fo:margin-top="0cm" fo:margin-bottom="0cm" loext:contextual-spacing="false" fo:orphans="2" fo:widows="2"/>
      <style:text-properties fo:font-variant="normal" fo:text-transform="none" fo:color="#333333" style:font-name="Helvetica Neue" fo:font-size="10pt" fo:letter-spacing="normal" fo:font-style="normal" fo:font-weight="normal" style:font-size-asian="10pt" style:font-size-complex="10pt"/>
    </style:style>
    <style:style style:name="P8" style:family="paragraph" style:parent-style-name="Text_20_body" style:list-style-name="L4">
      <style:paragraph-properties fo:margin-top="0cm" fo:margin-bottom="0cm" loext:contextual-spacing="false" fo:orphans="2" fo:widows="2"/>
      <style:text-properties fo:font-variant="normal" fo:text-transform="none" fo:color="#333333" style:font-name="Helvetica Neue" fo:font-size="10pt" fo:letter-spacing="normal" fo:font-style="normal" fo:font-weight="normal" style:font-size-asian="10pt" style:font-size-complex="10pt"/>
    </style:style>
    <style:style style:name="P9" style:family="paragraph" style:parent-style-name="Text_20_body" style:list-style-name="L5">
      <style:paragraph-properties fo:margin-top="0cm" fo:margin-bottom="0cm" loext:contextual-spacing="false" fo:orphans="2" fo:widows="2"/>
      <style:text-properties fo:font-variant="normal" fo:text-transform="none" fo:color="#333333" style:font-name="Helvetica Neue" fo:font-size="10pt" fo:letter-spacing="normal" fo:font-style="normal" fo:font-weight="normal" style:font-size-asian="10pt" style:font-size-complex="10pt"/>
    </style:style>
    <style:style style:name="P10" style:family="paragraph" style:parent-style-name="Text_20_body" style:list-style-name="L2">
      <style:paragraph-properties fo:margin-top="0cm" fo:margin-bottom="0cm" loext:contextual-spacing="false" fo:orphans="2" fo:widows="2"/>
    </style:style>
    <style:style style:name="P11" style:family="paragraph" style:parent-style-name="Text_20_body" style:list-style-name="L3">
      <style:paragraph-properties fo:margin-top="0cm" fo:margin-bottom="0cm" loext:contextual-spacing="false" fo:orphans="2" fo:widows="2"/>
    </style:style>
    <style:style style:name="P12" style:family="paragraph" style:parent-style-name="Text_20_body" style:list-style-name="L4">
      <style:paragraph-properties fo:margin-top="0cm" fo:margin-bottom="0cm" loext:contextual-spacing="false" fo:orphans="2" fo:widows="2"/>
    </style:style>
    <style:style style:name="P13" style:family="paragraph" style:parent-style-name="Text_20_body" style:list-style-name="L5">
      <style:paragraph-properties fo:margin-top="0cm" fo:margin-bottom="0cm" loext:contextual-spacing="false" fo:orphans="2" fo:widows="2"/>
    </style:style>
    <style:style style:name="P14" style:family="paragraph" style:parent-style-name="Text_20_body">
      <style:paragraph-properties fo:margin-left="0cm" fo:margin-right="0cm" fo:margin-top="0cm" fo:margin-bottom="0.441cm" loext:contextual-spacing="false" fo:orphans="2" fo:widows="2" fo:text-indent="0cm" style:auto-text-indent="false"/>
      <style:text-properties fo:font-variant="normal" fo:text-transform="none" fo:color="#333333" style:font-name="Helvetica Neue" fo:font-size="10pt" fo:letter-spacing="normal" fo:font-style="normal" fo:font-weight="normal" style:font-size-asian="10pt" style:font-size-complex="10pt"/>
    </style:style>
    <style:style style:name="P15" style:family="paragraph" style:parent-style-name="Text_20_body">
      <style:paragraph-properties fo:margin-left="0cm" fo:margin-right="0cm" fo:margin-top="0cm" fo:margin-bottom="0.441cm" loext:contextual-spacing="false" fo:orphans="2" fo:widows="2" fo:text-indent="0cm" style:auto-text-indent="false"/>
    </style:style>
    <style:style style:name="T1" style:family="text">
      <style:text-properties fo:font-variant="normal" fo:text-transform="none" fo:color="#333333" style:font-name="Helvetica Neue" fo:font-size="12.5pt" fo:letter-spacing="normal" fo:font-style="normal" fo:font-weight="normal"/>
    </style:style>
    <style:style style:name="T2" style:family="text">
      <style:text-properties fo:font-variant="normal" fo:text-transform="none" fo:color="#333333" style:font-name="Helvetica Neue" fo:letter-spacing="normal" fo:font-style="normal" fo:font-weight="normal"/>
    </style:style>
    <style:style style:name="T3" style:family="text">
      <style:text-properties fo:font-variant="normal" fo:text-transform="none" fo:color="#333333" style:font-name="Helvetica Neue" fo:font-size="10pt" fo:letter-spacing="normal" fo:font-style="normal" fo:font-weight="normal" style:font-size-asian="10pt" style:font-size-complex="10pt"/>
    </style:style>
    <style:style style:name="T4" style:family="text">
      <style:text-properties fo:font-variant="normal" fo:text-transform="none" fo:color="#000000" style:font-name="Menlo" fo:font-size="12.5pt" fo:letter-spacing="normal" fo:font-style="normal" fo:font-weight="normal" fo:background-color="#f0f0f0" loext:char-shading-value="0" loext:padding="0cm" loext:border="none"/>
    </style:style>
    <style:style style:name="T5" style:family="text">
      <style:text-properties fo:font-variant="normal" fo:text-transform="none" fo:color="#000000" style:font-name="Menlo" fo:font-size="12.5pt" fo:letter-spacing="normal" fo:font-style="normal" fo:font-weight="normal" fo:background-color="transparent" loext:char-shading-value="0" loext:padding="0cm" loext:border="none"/>
    </style:style>
    <style:style style:name="T6" style:family="text">
      <style:text-properties fo:font-variant="normal" fo:text-transform="none" fo:color="#000000" style:font-name="Menlo" fo:letter-spacing="normal" fo:font-style="normal" fo:font-weight="normal" fo:background-color="#f0f0f0" loext:char-shading-value="0" loext:padding="0cm" loext:border="none"/>
    </style:style>
    <style:style style:name="T7" style:family="text">
      <style:text-properties fo:font-variant="normal" fo:text-transform="none" fo:color="#000000" style:font-name="Menlo" fo:letter-spacing="normal" fo:font-style="normal" fo:font-weight="normal" fo:background-color="transparent" loext:char-shading-value="0" loext:padding="0cm" loext:border="none"/>
    </style:style>
    <style:style style:name="T8" style:family="text">
      <style:text-properties fo:font-variant="normal" fo:text-transform="none" fo:color="#000000" style:font-name="Menlo" fo:font-size="10pt" fo:letter-spacing="normal" fo:font-style="normal" fo:font-weight="normal" fo:background-color="#f0f0f0" loext:char-shading-value="0" style:font-size-asian="10pt" style:font-size-complex="10pt" loext:padding="0cm" loext:border="none"/>
    </style:style>
    <style:style style:name="T9" style:family="text">
      <style:text-properties fo:font-variant="normal" fo:text-transform="none" fo:color="#000000" style:font-name="Menlo" fo:font-size="10pt" fo:letter-spacing="normal" fo:font-style="normal" fo:font-weight="normal" fo:background-color="transparent" loext:char-shading-value="0" style:font-size-asian="10pt" style:font-size-complex="10pt" loext:padding="0cm" loext:border="none"/>
    </style:style>
    <text:list-style style:name="L1">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1.247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 text:outline-level="1"><text:bookmark text:name="sauvegarder-son-projet-sur-git"/>Sauvegarder son projet sur Git</text:h>
      <text:p text:style-name="P4"/>
      <text:h text:style-name="P1" text:outline-level="2"><text:bookmark text:name="cr%C3%A9er-un-repository"/>Créer un repository</text:h>
      <text:list xml:id="list1563929461" text:style-name="L1">
        <text:list-item>
          <text:p text:style-name="P5">Créez vous un compte gratuit sur Github</text:p>
        </text:list-item>
        <text:list-item>
          <text:p text:style-name="P5">Créez un nouveau repository public (= visible par tout le monde)</text:p>
        </text:list-item>
        <text:list-item>
          <text:p text:style-name="P5">Sur la page suivante, copiez l'adresse HTTPS indiquée de votre repository</text:p>
        </text:list-item>
        <text:list-item>
          <text:p text:style-name="P5"/>
        </text:list-item>
      </text:list>
      <text:h text:style-name="P1" text:outline-level="2"><text:bookmark text:name="cr%C3%A9er-un-projet-et-le-sauvegarder-sur-github"/>Créer un projet et le sauvegarder sur Github</text:h>
      <text:list xml:id="list1546576318" text:style-name="L2">
        <text:list-item>
          <text:p text:style-name="P6">Créez un projet python quelconque dans un dossier (un simple script qui affiche Hello World par exemple)</text:p>
        </text:list-item>
        <text:list-item>
          <text:p text:style-name="P10"><text:span text:style-name="T3">Ouvrez un terminal et placez vous dans le répertoire de votre projet à l'aide de </text:span><text:span text:style-name="Source_20_Text"><text:span text:style-name="T8">cd</text:span></text:span></text:p>
        </text:list-item>
        <text:list-item>
          <text:p text:style-name="P10"><text:span text:style-name="T3">Initialisez Git sur votre projet avec la commande </text:span><text:span text:style-name="Source_20_Text"><text:span text:style-name="T8">git init</text:span></text:span><text:span text:style-name="T3">. Git est alors initialisé avec un repo local vide.</text:span></text:p>
        </text:list-item>
        <text:list-item>
          <text:p text:style-name="P6">Liez votre projet à votre repo créé sur Github via la commande : (rempalcez l'adresse par la votre)</text:p>
          <text:p text:style-name="P3"><text:span text:style-name="Source_20_Text"><text:span text:style-name="T9">git remote add origin https://github.com/nom-du-depot.git</text:span></text:span></text:p>
        </text:list-item>
        <text:list-item>
          <text:p text:style-name="P10"><text:span text:style-name="T3">Demandez à Git de prendre en compte tous les fichiers du répertoire : </text:span><text:span text:style-name="Source_20_Text"><text:span text:style-name="T8">git add .</text:span></text:span><text:span text:style-name="T3"> (le . signifie tous les fichiers).</text:span></text:p>
        </text:list-item>
        <text:list-item>
          <text:p text:style-name="P10"><text:span text:style-name="T3">Ajoutez ce(s) nouveau(x) fichiers au repo local en faisant un commit (on donne toujours un nom explicite à un commit décrivant le contenu des modificatiosn faites) : </text:span><text:span text:style-name="Source_20_Text"><text:span text:style-name="T8">git commit -m "commit initial"</text:span></text:span></text:p>
        </text:list-item>
        <text:list-item>
          <text:p text:style-name="P10"><text:span text:style-name="T3">Il faut maintenant que ce commit du repo local soit envoyé sur le repo distant sur Github, pour cela faites : </text:span><text:span text:style-name="Source_20_Text"><text:span text:style-name="T8">git push origin master</text:span></text:span><text:span text:style-name="T3"> (envoie les commits en retard sur le repo nommé origin et sa branche principale nommée master)</text:span></text:p>
          <text:p text:style-name="P10"><text:span text:style-name="T3"/></text:p>
        </text:list-item>
      </text:list>
      <text:h text:style-name="P1" text:outline-level="2"><text:bookmark text:name="effectuer-une-modification"/>Effectuer une modification</text:h>
      <text:list xml:id="list1817604837" text:style-name="L3">
        <text:list-item>
          <text:p text:style-name="P7">Faites des modifications sur votre projet (ajouts, suppressions, modifications de fichiers)</text:p>
        </text:list-item>
        <text:list-item>
          <text:p text:style-name="P11"><text:span text:style-name="T3">Demandez à nouveau à git de considérer tous les fichiers afin qu'il trouve vos modifications : </text:span><text:span text:style-name="Source_20_Text"><text:span text:style-name="T8">git add .</text:span></text:span></text:p>
        </text:list-item>
        <text:list-item>
          <text:p text:style-name="P11"><text:span text:style-name="T3">Regroupez ces modification au sein d'un commit avec un message explicite : </text:span><text:span text:style-name="Source_20_Text"><text:span text:style-name="T8">git commit -m "description de mes modifications"</text:span></text:span></text:p>
        </text:list-item>
        <text:list-item>
          <text:p text:style-name="P11"><text:span text:style-name="T3">Envoyez ce commit sur le repo distant : </text:span><text:span text:style-name="Source_20_Text"><text:span text:style-name="T8">git push</text:span></text:span></text:p>
          <text:p text:style-name="P11"><text:span text:style-name="Source_20_Text"><text:span text:style-name="T8"/></text:span></text:p>
        </text:list-item>
      </text:list>
      <text:h text:style-name="P1" text:outline-level="2"><text:bookmark text:name="r%C3%A9cup%C3%A9rer-le-projet-de-quelquun-dautre"/>Récupérer le projet de quelqu'un d'autre</text:h>
      <text:p text:style-name="P14">Cela est possible dès lors que le propriétaire du repo en question vous en a donné l'autorisation via Github, ou bien si ce repo est public (= tout le monde peut le copier)</text:p>
      <text:list xml:id="list1341848694" text:style-name="L4">
        <text:list-item>
          <text:p text:style-name="P8">Contactez un de vos collègues et demandez lui de vous fournir l'adresse HTTPS de son repo</text:p>
        </text:list-item>
        <text:list-item>
          <text:p text:style-name="P12"><text:span text:style-name="T3">Via le temrinal et la commande </text:span><text:span text:style-name="Source_20_Text"><text:span text:style-name="T8">cd</text:span></text:span><text:span text:style-name="T3">, placez vous dans un répertoire dans lequel vous souhaitez importer le projet de votre collègue</text:span></text:p>
        </text:list-item>
        <text:list-item>
          <text:p text:style-name="P12"><text:span text:style-name="T3">Copiez localement son projet en faisant </text:span><text:span text:style-name="Source_20_Text"><text:span text:style-name="T8">git clone https://github.com/nom-du-depot.git</text:span></text:span></text:p>
        </text:list-item>
        <text:list-item>
          <text:p text:style-name="P8"><text:soft-page-break/>Demandez à votre collègue de faire une modification sur son repo Github (jusqu'à l'étape avec un git push)</text:p>
        </text:list-item>
        <text:list-item>
          <text:p text:style-name="P12"><text:span text:style-name="T3">Si vous souhaitez récupérer localement ses dernières modifications, faites un </text:span><text:span text:style-name="Source_20_Text"><text:span text:style-name="T8">git pull</text:span></text:span></text:p>
        </text:list-item>
      </text:list>
      <text:p text:style-name="P15"><text:span text:style-name="T3">Et si je veux faire un </text:span><text:span text:style-name="Source_20_Text"><text:span text:style-name="T8">git push</text:span></text:span><text:span text:style-name="T3"> pour modifier son projet ?</text:span></text:p>
      <text:p text:style-name="P14">C'est impossible ! A moins que ce dernier vous ai ajouté comme collaorateur avec des droits en écriture, c'est impossible. Heureusement, imaginez que n'importe qui puisse modifier librement les projets open sources les plus utilisés ?</text:p>
      <text:p text:style-name="P14">Mais alors comment fait-on pour participer à un projet open source ?</text:p>
      <text:h text:style-name="P1" text:outline-level="2"><text:bookmark text:name="le-fork"/>Le fork</text:h>
      <text:p text:style-name="P14">On ne peut pas modifier le code d'un repo distant qui n'est pas le notre, mais on peut proposer des modifications.</text:p>
      <text:p text:style-name="P14">Pour cela :</text:p>
      <text:list xml:id="list2995614899" text:style-name="L5">
        <text:list-item>
          <text:p text:style-name="P9">Allez sur la page Github d'un repo d'un de vos collègues</text:p>
        </text:list-item>
        <text:list-item>
          <text:p text:style-name="P9">En haut à droite cliquez sur Fork : cela va créer une copie de son repo Github dont vous serez le propriétaire !</text:p>
        </text:list-item>
        <text:list-item>
          <text:p text:style-name="P13"><text:span text:style-name="T3">Récupérez localement le contenu de ce repo forké en faisant un </text:span><text:span text:style-name="Source_20_Text"><text:span text:style-name="T8">git clone</text:span></text:span><text:span text:style-name="T3"> avec son adresse HTTPS (veillez à cloner le repo qui vous appartient et non celui de votre collègue)</text:span></text:p>
        </text:list-item>
        <text:list-item>
          <text:p text:style-name="P13"><text:span text:style-name="T3">Faites des modifications localement puis poussez les vers votre repo distant Github (add, commit, push). PS : pas besoin de faire un </text:span><text:span text:style-name="Source_20_Text"><text:span text:style-name="T8">git add origin</text:span></text:span><text:span text:style-name="T3"> lorsque l'on a fait un </text:span><text:span text:style-name="Source_20_Text"><text:span text:style-name="T8">git clone</text:span></text:span><text:span text:style-name="T3"> car Git connait déjà l'adresse du repo distant lors du clone</text:span></text:p>
        </text:list-item>
        <text:list-item>
          <text:p text:style-name="P9">Le code de votre repo distant doit maintenant différer de celui d'origine que vous avez forké</text:p>
        </text:list-item>
        <text:list-item>
          <text:p text:style-name="P9">Retournez sur la page Github du repo de votre collègue (celui que vous avez forké) et cliquez sur l'ongler Pull request. Créez un nouveau Pull request (=une proposition de modification).</text:p>
        </text:list-item>
        <text:list-item>
          <text:p text:style-name="P9">Complétez le formulaire en renseignant un titre, etc</text:p>
        </text:list-item>
        <text:list-item>
          <text:p text:style-name="P9">Le plus important : Github va comprendre que vous possédez une copie (fork) de ce repo mais la votre est légèrement différente : vous possédez un commit en plus du repo d'origine. Sélectionnez ce commit comme proposition</text:p>
        </text:list-item>
        <text:list-item>
          <text:p text:style-name="P9">Soumettez le formulaire</text:p>
        </text:list-item>
        <text:list-item>
          <text:p text:style-name="P9">Votre collègue peut maintenant consulter votre Pull request et choisir d'accepter votre commit sur son propre repo.</text:p>
        </text:list-item>
      </text:list>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Helvetica Neue" svg:font-family="'Helvetica Neue', Helvetica, 'Segoe UI', Arial, freesans, sans-serif"/>
    <style:font-face style:name="Menlo" svg:font-family="Menlo, Monaco, Consolas, 'Courier New', monospace"/>
    <style:font-face style:name="Courier New"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Arial Unicode MS" style:font-family-asian="'Arial Unicode MS'" style:font-family-generic-asian="system" style:font-pitch-asian="variable" style:font-size-asian="24pt" style:font-weight-asian="bold" style:font-name-complex="Arial Unicode MS" style:font-family-complex="'Arial Unicode MS'"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Arial Unicode MS" style:font-family-asian="'Arial Unicode MS'" style:font-family-generic-asian="system" style:font-pitch-asian="variable" style:font-size-asian="18pt" style:font-weight-asian="bold" style:font-name-complex="Arial Unicode MS" style:font-family-complex="'Arial Unicode M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Courier New" style:font-family-asian="'Courier New'"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14T10:21:38.124615957</meta:creation-date>
    <dc:date>2020-05-14T10:26:24.635339103</dc:date>
    <meta:editing-duration>PT4M47S</meta:editing-duration>
    <meta:editing-cycles>1</meta:editing-cycles>
    <meta:document-statistic meta:table-count="0" meta:image-count="0" meta:object-count="0" meta:page-count="2" meta:paragraph-count="43" meta:word-count="729" meta:character-count="4181" meta:non-whitespace-character-count="3524"/>
    <meta:generator>LibreOffice/6.0.3.2$MacOSX_X86_64 LibreOffice_project/8f48d515416608e3a835360314dac7e47fd0b821</meta:generator>
  </office:meta>
</office:document-meta>
</file>